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17cm" fo:break-before="page" table:align="margins"/>
    </style:style>
    <style:style style:name="Tabela1.A" style:family="table-column">
      <style:table-column-properties style:column-width="8.5cm" style:rel-column-width="32767*"/>
    </style:style>
    <style:style style:name="Tabela1.B" style:family="table-column">
      <style:table-column-properties style:column-width="8.5cm" style:rel-column-width="32768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2" style:family="table-row">
      <style:table-row-properties style:min-row-height="9.01cm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4" style:family="table-row">
      <style:table-row-properties style:min-row-height="10.31cm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8.5cm" style:rel-column-width="32767*"/>
    </style:style>
    <style:style style:name="Tabela2.B" style:family="table-column">
      <style:table-column-properties style:column-width="8.5cm" style:rel-column-width="32768*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B1" style:family="table-cell">
      <style:table-cell-properties fo:padding="0.097cm" fo:border="0.05pt solid #000000"/>
    </style:style>
    <style:style style:name="Tabela2.2" style:family="table-row">
      <style:table-row-properties style:min-row-height="5.114cm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4" style:family="table-row">
      <style:table-row-properties style:min-row-height="6.221cm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8.5cm" style:rel-column-width="32767*"/>
    </style:style>
    <style:style style:name="Tabela3.B" style:family="table-column">
      <style:table-column-properties style:column-width="8.5cm" style:rel-column-width="32768*"/>
    </style:style>
    <style:style style:name="Tabe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.B1" style:family="table-cell">
      <style:table-cell-properties fo:padding="0.097cm" fo:border="0.05pt solid #000000"/>
    </style:style>
    <style:style style:name="Tabela3.2" style:family="table-row">
      <style:table-row-properties style:min-row-height="5.114cm"/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4" style:family="table-row">
      <style:table-row-properties style:min-row-height="4.81cm"/>
    </style:style>
    <style:style style:name="P1" style:family="paragraph" style:parent-style-name="Standard">
      <style:text-properties officeooo:rsid="000ed886" officeooo:paragraph-rsid="000ed886"/>
    </style:style>
    <style:style style:name="P2" style:family="paragraph" style:parent-style-name="Standard">
      <style:text-properties officeooo:rsid="00117cc6" officeooo:paragraph-rsid="00117cc6"/>
    </style:style>
    <style:style style:name="P3" style:family="paragraph" style:parent-style-name="Standard">
      <style:text-properties fo:font-weight="bold" officeooo:rsid="00117cc6" officeooo:paragraph-rsid="00117cc6" style:font-weight-asian="bold" style:font-weight-complex="bold"/>
    </style:style>
    <style:style style:name="P4" style:family="paragraph" style:parent-style-name="Standard">
      <style:paragraph-properties fo:break-before="page"/>
      <style:text-properties officeooo:rsid="000ed886" officeooo:paragraph-rsid="000ed886"/>
    </style:style>
    <style:style style:name="P5" style:family="paragraph" style:parent-style-name="Table_20_Contents">
      <style:paragraph-properties fo:text-align="center" style:justify-single-word="false"/>
      <style:text-properties officeooo:rsid="000ed886" officeooo:paragraph-rsid="000ed886"/>
    </style:style>
    <style:style style:name="P6" style:family="paragraph" style:parent-style-name="Table_20_Contents">
      <style:text-properties officeooo:rsid="00117cc6" officeooo:paragraph-rsid="00117cc6"/>
    </style:style>
    <style:style style:name="P7" style:family="paragraph" style:parent-style-name="Table_20_Contents">
      <style:paragraph-properties fo:text-align="center" style:justify-single-word="false"/>
      <style:text-properties officeooo:rsid="00117cc6" officeooo:paragraph-rsid="00117cc6"/>
    </style:style>
    <style:style style:name="P8" style:family="paragraph" style:parent-style-name="Table_20_Contents">
      <style:text-properties officeooo:paragraph-rsid="00117cc6"/>
    </style:style>
    <style:style style:name="P9" style:family="paragraph" style:parent-style-name="Table_20_Contents" style:list-style-name="L2"/>
    <style:style style:name="P10" style:family="paragraph" style:parent-style-name="Table_20_Contents" style:list-style-name="L3"/>
    <style:style style:name="P11" style:family="paragraph" style:parent-style-name="Table_20_Contents" style:list-style-name="L3">
      <style:text-properties officeooo:paragraph-rsid="00117cc6"/>
    </style:style>
    <style:style style:name="P12" style:family="paragraph" style:parent-style-name="Table_20_Contents" style:list-style-name="L4"/>
    <style:style style:name="P13" style:family="paragraph" style:parent-style-name="Table_20_Contents" style:list-style-name="L5">
      <style:text-properties officeooo:paragraph-rsid="00117cc6"/>
    </style:style>
    <style:style style:name="P14" style:family="paragraph" style:parent-style-name="Table_20_Contents" style:list-style-name="L1">
      <style:text-properties officeooo:rsid="00159fa9" officeooo:paragraph-rsid="00159fa9"/>
    </style:style>
    <style:style style:name="P15" style:family="paragraph" style:parent-style-name="Table_20_Contents" style:list-style-name="L2">
      <style:text-properties officeooo:rsid="00159fa9" officeooo:paragraph-rsid="00159fa9"/>
    </style:style>
    <style:style style:name="P16" style:family="paragraph" style:parent-style-name="Table_20_Contents" style:list-style-name="L2">
      <style:text-properties officeooo:rsid="0016152f" officeooo:paragraph-rsid="0016152f"/>
    </style:style>
    <style:style style:name="T1" style:family="text">
      <style:text-properties officeooo:rsid="0013a5f5"/>
    </style:style>
    <style:style style:name="T2" style:family="text">
      <style:text-properties officeooo:rsid="00153f3f"/>
    </style:style>
    <style:style style:name="T3" style:family="text">
      <style:text-properties officeooo:rsid="0016152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Visão do Produto</text:p>
      <text:p text:style-name="P1"/>
      <text:p text:style-name="P1">Para: <text:span text:style-name="T1">Transporte urbano</text:span></text:p>
      <text:p text:style-name="P1">cujo: </text:p>
      <text:p text:style-name="P1">O <text:span text:style-name="T1">TransitEasy</text:span></text:p>
      <text:p text:style-name="P1">É um<text:span text:style-name="T1">a</text:span> <text:span text:style-name="T1">plataforma/sistema WEB voltado ao gerenciamento e controle de horários dos transportes publico por parte do usuário e um gerenciam ciador de meios de transportes alternativos baseado ou não do custo de viagem por parte do cliente.</text:span></text:p>
      <text:p text:style-name="P1">Que <text:span text:style-name="T1">visa em um único sistema registrar locais de encontro/pontos os horários de ônibus, vans, trens, aviões e barcos. Neste sistema permitira a criação de um ponto indicar quais meios de transportes passa por aquele ponto em um dado horário e em casos especiais como carros de passeios irá esta a opção de criar uma carona de data única ou periódica com a possibilidade de ser reservado uma vaga por conta de outro usuário que utiliza o sistema. Esta carona pode ser gratuita ou paga(quando o criador da carona pede para dividir a diepesa da viagem, podendo este valor aparece na descrição da viagem ou gerenciar vacância do meio de transporte (no caso de carro e vam)</text:span></text:p>
      <text:p text:style-name="P1">Diferentemente d<text:span text:style-name="T2">os outros sistemas (Uber, 99 taxi e etc) o TransitEasy não tem como foco a corrida em si, mas a organização de que horários os meios de transportes registrados estão disponíveis naquele ponto e se ha utilizar uma carona dividindo ou não o gasto da mesma.</text:span></text:p>
      <text:p text:style-name="P1">o nosso produto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5">É</text:p>
          </table:table-cell>
          <table:table-cell table:style-name="Tabela1.B1" office:value-type="string">
            <text:p text:style-name="P5">Não é</text:p>
          </table:table-cell>
        </table:table-row>
        <table:table-row table:style-name="Tabela1.2">
          <table:table-cell table:style-name="Tabela1.A2" office:value-type="string">
            <text:list xml:id="list1714213331" text:style-name="L1">
              <text:list-item>
                <text:p text:style-name="P14">Uma plataforma WEB desenvolvido com react e next.</text:p>
              </text:list-item>
            </text:list>
          </table:table-cell>
          <table:table-cell table:style-name="Tabela1.B2" office:value-type="string">
            <text:list xml:id="list130754621258564" text:continue-numbering="true" text:style-name="L1">
              <text:list-item>
                <text:p text:style-name="P14">Um sistema de locação de carro</text:p>
              </text:list-item>
              <text:list-item>
                <text:p text:style-name="P14">Um sistema de reserva de uber e taxi</text:p>
              </text:list-item>
              <text:list-item>
                <text:p text:style-name="P14">Sistema de venda de passagens</text:p>
              </text:list-item>
              <text:list-item>
                <text:p text:style-name="P14">Não é um gps </text:p>
              </text:list-item>
            </text:list>
          </table:table-cell>
        </table:table-row>
        <table:table-row>
          <table:table-cell table:style-name="Tabela1.A2" office:value-type="string">
            <text:p text:style-name="P5">Faz </text:p>
          </table:table-cell>
          <table:table-cell table:style-name="Tabela1.B2" office:value-type="string">
            <text:p text:style-name="P5">Não Faz</text:p>
          </table:table-cell>
        </table:table-row>
        <table:table-row table:style-name="Tabela1.4">
          <table:table-cell table:style-name="Tabela1.A2" office:value-type="string">
            <text:list xml:id="list700536832" text:style-name="L2">
              <text:list-item>
                <text:p text:style-name="P15">O usuário realiza o alto cadastro </text:p>
              </text:list-item>
              <text:list-item>
                <text:p text:style-name="P15">O usuário Cria o ponto de referência (local de passagens de Ônibus, <text:span text:style-name="T3">vans, aviões e carros)</text:span></text:p>
              </text:list-item>
              <text:list-item>
                <text:p text:style-name="P16">Cadastra os meios de transportes que vão ser observado e seus horários </text:p>
              </text:list-item>
              <text:list-item>
                <text:p text:style-name="P16">Criar o transporte de carona que pode ser um Onibus, uma vam ou um carro.</text:p>
              </text:list-item>
              <text:list-item>
                <text:p text:style-name="P16">Exibe o preço da carona em caso de dividir as despesas(Rachinha)</text:p>
              </text:list-item>
              <text:list-item>
                <text:p text:style-name="P16">Permite o cadastrante colocar outros usuarios nas poltronas.</text:p>
              </text:list-item>
              <text:list-item>
                <text:p text:style-name="P16"><text:s/></text:p>
              </text:list-item>
            </text:list>
          </table:table-cell>
          <table:table-cell table:style-name="Tabela1.B2" office:value-type="string">
            <text:list xml:id="list130754226006361" text:continue-numbering="true" text:style-name="L2">
              <text:list-item>
                <text:p text:style-name="P9"/>
              </text:list-item>
            </text:list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<text:soft-page-break/>Personas (usuários e seus objetivos)</text:p>
      <text:p text:style-name="P3"/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6">Nome:</text:p>
          </table:table-cell>
          <table:table-cell table:style-name="Tabela2.B1" office:value-type="string">
            <text:p text:style-name="P7">Comportamento</text:p>
          </table:table-cell>
        </table:table-row>
        <table:table-row table:style-name="Tabela2.2">
          <table:table-cell table:style-name="Tabela2.A2" office:value-type="string">
            <text:p text:style-name="Table_20_Contents"/>
          </table:table-cell>
          <table:table-cell table:style-name="Tabela2.B2" office:value-type="string">
            <text:list xml:id="list1761737259" text:style-name="L3">
              <text:list-item>
                <text:p text:style-name="P10"/>
              </text:list-item>
            </text:list>
          </table:table-cell>
        </table:table-row>
        <table:table-row>
          <table:table-cell table:style-name="Tabela2.A2" office:value-type="string">
            <text:p text:style-name="P7">Infs. Demográficas</text:p>
          </table:table-cell>
          <table:table-cell table:style-name="Tabela2.B2" office:value-type="string">
            <text:p text:style-name="P7">Necessidades e Objetivos</text:p>
          </table:table-cell>
        </table:table-row>
        <table:table-row table:style-name="Tabela2.4">
          <table:table-cell table:style-name="Tabela2.A2" office:value-type="string">
            <text:list xml:id="list2889672805" text:style-name="L4">
              <text:list-item>
                <text:p text:style-name="P12"/>
              </text:list-item>
            </text:list>
          </table:table-cell>
          <table:table-cell table:style-name="Tabela2.B2" office:value-type="string">
            <text:list xml:id="list130754616523881" text:continue-numbering="true" text:style-name="L4">
              <text:list-item>
                <text:p text:style-name="P12"/>
              </text:list-item>
            </text:list>
          </table:table-cell>
        </table:table-row>
      </table:table>
      <text:p text:style-name="P2"/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6">Nome:</text:p>
          </table:table-cell>
          <table:table-cell table:style-name="Tabela3.B1" office:value-type="string">
            <text:p text:style-name="P7">Comportamento</text:p>
          </table:table-cell>
        </table:table-row>
        <table:table-row table:style-name="Tabela3.2">
          <table:table-cell table:style-name="Tabela3.A2" office:value-type="string">
            <text:p text:style-name="P8"/>
          </table:table-cell>
          <table:table-cell table:style-name="Tabela3.B2" office:value-type="string">
            <text:list xml:id="list130753842524040" text:continue-list="list1761737259" text:style-name="L3">
              <text:list-item>
                <text:p text:style-name="P11"/>
              </text:list-item>
            </text:list>
          </table:table-cell>
        </table:table-row>
        <table:table-row>
          <table:table-cell table:style-name="Tabela3.A2" office:value-type="string">
            <text:p text:style-name="P7">Infs. Demográficas</text:p>
          </table:table-cell>
          <table:table-cell table:style-name="Tabela3.B2" office:value-type="string">
            <text:p text:style-name="P7">Necessidades e Objetivos</text:p>
          </table:table-cell>
        </table:table-row>
        <table:table-row table:style-name="Tabela3.4">
          <table:table-cell table:style-name="Tabela3.A2" office:value-type="string">
            <text:list xml:id="list3434702815" text:style-name="L5">
              <text:list-item>
                <text:p text:style-name="P13"/>
              </text:list-item>
            </text:list>
          </table:table-cell>
          <table:table-cell table:style-name="Tabela3.B2" office:value-type="string">
            <text:list xml:id="list130754339971575" text:continue-numbering="true" text:style-name="L5">
              <text:list-item>
                <text:p text:style-name="P13"/>
              </text:list-item>
            </text:list>
          </table:table-cell>
        </table:table-row>
      </table:table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8-03T06:13:09.382000000</meta:creation-date>
    <dc:date>2023-08-11T12:58:15.655000000</dc:date>
    <meta:editing-duration>PT23M32S</meta:editing-duration>
    <meta:editing-cycles>4</meta:editing-cycles>
    <meta:generator>LibreOffice/6.1.3.2$Windows_X86_64 LibreOffice_project/86daf60bf00efa86ad547e59e09d6bb77c699acb</meta:generator>
    <meta:document-statistic meta:table-count="3" meta:image-count="0" meta:object-count="0" meta:page-count="5" meta:paragraph-count="40" meta:word-count="357" meta:character-count="1989" meta:non-whitespace-character-count="1677"/>
  </office:meta>
</office:document-meta>
</file>